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09_08-00-40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5 E-139-34-49.38</text:p>
          </table:table-cell>
          <table:table-cell table:style-name="ce27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09_10-53-50_000.jpg</text:p>
          </table:table-cell>
          <table:table-cell table:style-name="ce1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3 E-139-34-50.04</text:p>
          </table:table-cell>
          <table:table-cell table:style-name="ce27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09_10-54-40_000.jpg</text:p>
          </table:table-cell>
          <table:table-cell table:style-name="ce15" office:value-type="string">
            <text:p>-*</text:p>
          </table:table-cell>
          <table:table-cell table:style-name="ce20"/>
          <table:table-cell table:style-name="ce3"/>
          <table:table-cell table:style-name="ce3" office:value-type="string">
            <text:p>N-35-35-28.89 E-139-34-48.45</text:p>
          </table:table-cell>
          <table:table-cell table:style-name="ce27" table:formula="of:=IF([.E4]=&quot;&quot;;[.C4];CONCATENATE([.C4];&quot; / &quot;;[.E4]))" office:value-type="string" office:string-value="-*">
            <text:p>-*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09_14-24-33_000.jpg</text:p>
          </table:table-cell>
          <table:table-cell table:style-name="ce15" office:value-type="string">
            <text:p>:m 災害備蓄 / 入れたもの / ビニールひも / 「荷造りポリヒモ　約１３０ｍ」 / 表側 / 2019-12-09-①</text:p>
          </table:table-cell>
          <table:table-cell table:style-name="ce19"/>
          <table:table-cell table:style-name="ce3"/>
          <table:table-cell table:style-name="ce3" office:value-type="string">
            <text:p>N-35-35-28.44 E-139-34-49.43</text:p>
          </table:table-cell>
          <table:table-cell table:style-name="ce27" table:formula="of:=IF([.E5]=&quot;&quot;;[.C5];CONCATENATE([.C5];&quot; / &quot;;[.E5]))" office:value-type="string" office:string-value=":m 災害備蓄 / 入れたもの / ビニールひも / 「荷造りポリヒモ　約１３０ｍ」 / 表側 / 2019-12-09-①">
            <text:p>:m 災害備蓄 / 入れたもの / ビニールひも / 「荷造りポリヒモ　約１３０ｍ」 / 表側 / 2019-12-09-①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09_14-26-09_000.jpg</text:p>
          </table:table-cell>
          <table:table-cell table:style-name="ce15" office:value-type="string">
            <text:p>:m 災害備蓄 / 入れたもの / ビニールひも / 「布テープ　38mmx10m」 / 表側 / 2019-12-09-①</text:p>
          </table:table-cell>
          <table:table-cell table:style-name="ce19"/>
          <table:table-cell table:style-name="ce3"/>
          <table:table-cell table:style-name="ce3" office:value-type="string">
            <text:p>N-35-35-28.61 E-139-34-49.38</text:p>
          </table:table-cell>
          <table:table-cell table:style-name="ce27" table:formula="of:=IF([.E6]=&quot;&quot;;[.C6];CONCATENATE([.C6];&quot; / &quot;;[.E6]))" office:value-type="string" office:string-value=":m 災害備蓄 / 入れたもの / ビニールひも / 「布テープ　38mmx10m」 / 表側 / 2019-12-09-①">
            <text:p>:m 災害備蓄 / 入れたもの / ビニールひも / 「布テープ　38mmx10m」 / 表側 / 2019-12-09-①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09_14-26-21_000.jpg</text:p>
          </table:table-cell>
          <table:table-cell table:style-name="ce15" office:value-type="string">
            <text:p>:m 災害備蓄 / 入れたもの / ビニールひも / 「割り箸 ５０膳」 / 表側 / 2019-12-09-①</text:p>
          </table:table-cell>
          <table:table-cell table:style-name="ce12"/>
          <table:table-cell table:style-name="ce3"/>
          <table:table-cell table:style-name="ce3" office:value-type="string">
            <text:p>N-35-35-28.75 E-139-34-49.38</text:p>
          </table:table-cell>
          <table:table-cell table:style-name="ce27" table:formula="of:=IF([.E7]=&quot;&quot;;[.C7];CONCATENATE([.C7];&quot; / &quot;;[.E7]))" office:value-type="string" office:string-value=":m 災害備蓄 / 入れたもの / ビニールひも / 「割り箸 ５０膳」 / 表側 / 2019-12-09-①">
            <text:p>:m 災害備蓄 / 入れたもの / ビニールひも / 「割り箸 ５０膳」 / 表側 / 2019-12-09-①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09_14-26-52_000.jpg</text:p>
          </table:table-cell>
          <table:table-cell table:style-name="ce15" office:value-type="string">
            <text:p>:m 災害備蓄 / 入れたもの / ビニールひも / 「紙製ボウル、皿　深さ15.5cm ８枚」 / 表側 / 2019-12-09-①</text:p>
          </table:table-cell>
          <table:table-cell table:style-name="ce14"/>
          <table:table-cell table:style-name="ce3"/>
          <table:table-cell table:style-name="ce3" office:value-type="string">
            <text:p>N-35-35-28.74 E-139-34-49.38</text:p>
          </table:table-cell>
          <table:table-cell table:style-name="ce27" table:formula="of:=IF([.E8]=&quot;&quot;;[.C8];CONCATENATE([.C8];&quot; / &quot;;[.E8]))" office:value-type="string" office:string-value=":m 災害備蓄 / 入れたもの / ビニールひも / 「紙製ボウル、皿　深さ15.5cm ８枚」 / 表側 / 2019-12-09-①">
            <text:p>:m 災害備蓄 / 入れたもの / ビニールひも / 「紙製ボウル、皿　深さ15.5cm ８枚」 / 表側 / 2019-12-09-①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09_14-27-50_000.jpg</text:p>
          </table:table-cell>
          <table:table-cell table:style-name="ce15" office:value-type="string">
            <text:p>:m 災害備蓄 / 入れたもの / ビニールひも / 「カップ、プラスチック製　３６０ｍｌ　１２個」 / 表側 / 2019-12-09-①</text:p>
          </table:table-cell>
          <table:table-cell table:style-name="ce15"/>
          <table:table-cell table:style-name="ce3"/>
          <table:table-cell table:style-name="ce3" office:value-type="string">
            <text:p>N-35-35-28.78 E-139-34-49.43</text:p>
          </table:table-cell>
          <table:table-cell table:style-name="ce27" table:formula="of:=IF([.E9]=&quot;&quot;;[.C9];CONCATENATE([.C9];&quot; / &quot;;[.E9]))" office:value-type="string" office:string-value=":m 災害備蓄 / 入れたもの / ビニールひも / 「カップ、プラスチック製　３６０ｍｌ　１２個」 / 表側 / 2019-12-09-①">
            <text:p>:m 災害備蓄 / 入れたもの / ビニールひも / 「カップ、プラスチック製　３６０ｍｌ　１２個」 / 表側 / 2019-12-09-①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09_14-28-01_000.jpg</text:p>
          </table:table-cell>
          <table:table-cell table:style-name="ce15" office:value-type="string">
            <text:p>:m 災害備蓄 / 入れたもの / ビニールひも / 「カップ、プラスチック製、フタ付き　４２０ｍｌ　５個」 / 表側 / 2019-12-09-①</text:p>
          </table:table-cell>
          <table:table-cell table:style-name="ce15"/>
          <table:table-cell table:style-name="ce3"/>
          <table:table-cell table:style-name="ce3" office:value-type="string">
            <text:p>N-35-35-28.72 E-139-34-49.49</text:p>
          </table:table-cell>
          <table:table-cell table:style-name="ce27" table:formula="of:=IF([.E10]=&quot;&quot;;[.C10];CONCATENATE([.C10];&quot; / &quot;;[.E10]))" office:value-type="string" office:string-value=":m 災害備蓄 / 入れたもの / ビニールひも / 「カップ、プラスチック製、フタ付き　４２０ｍｌ　５個」 / 表側 / 2019-12-09-①">
            <text:p>:m 災害備蓄 / 入れたもの / ビニールひも / 「カップ、プラスチック製、フタ付き　４２０ｍｌ　５個」 / 表側 / 2019-12-09-①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09_14-29-45_000.jpg</text:p>
          </table:table-cell>
          <table:table-cell table:style-name="ce15" office:value-type="string">
            <text:p>:m 災害備蓄 / 入れたもの / ビニールひも / 「歯ブラシ　ビトイーン　ふつう」 / 表側 / 2019-12-09-①</text:p>
          </table:table-cell>
          <table:table-cell table:style-name="ce12"/>
          <table:table-cell table:style-name="ce3"/>
          <table:table-cell table:style-name="ce3" office:value-type="string">
            <text:p>N-35-35-28.41 E-139-34-49.22</text:p>
          </table:table-cell>
          <table:table-cell table:style-name="ce27" table:formula="of:=IF([.E11]=&quot;&quot;;[.C11];CONCATENATE([.C11];&quot; / &quot;;[.E11]))" office:value-type="string" office:string-value=":m 災害備蓄 / 入れたもの / ビニールひも / 「歯ブラシ　ビトイーン　ふつう」 / 表側 / 2019-12-09-①">
            <text:p>:m 災害備蓄 / 入れたもの / ビニールひも / 「歯ブラシ　ビトイーン　ふつう」 / 表側 / 2019-12-09-①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09_14-33-02_000.jpg</text:p>
          </table:table-cell>
          <table:table-cell table:style-name="ce15" office:value-type="string">
            <text:p>:m 災害備蓄 / 入れたもの / ビニールひも / 「ウェットティッシュ　９０枚」 / 表側 / 2019-12-09-①</text:p>
          </table:table-cell>
          <table:table-cell table:style-name="ce14"/>
          <table:table-cell table:style-name="ce3"/>
          <table:table-cell table:style-name="ce3" office:value-type="string">
            <text:p>N-35-35-28.41 E-139-34-49.27</text:p>
          </table:table-cell>
          <table:table-cell table:style-name="ce27" table:formula="of:=IF([.E12]=&quot;&quot;;[.C12];CONCATENATE([.C12];&quot; / &quot;;[.E12]))" office:value-type="string" office:string-value=":m 災害備蓄 / 入れたもの / ビニールひも / 「ウェットティッシュ　９０枚」 / 表側 / 2019-12-09-①">
            <text:p>:m 災害備蓄 / 入れたもの / ビニールひも / 「ウェットティッシュ　９０枚」 / 表側 / 2019-12-09-①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09_14-38-57_000.jpg</text:p>
          </table:table-cell>
          <table:table-cell table:style-name="ce15" office:value-type="string">
            <text:p>:m 災害備蓄 / 梱包完了＋リスト / 2019-12-09-①</text:p>
          </table:table-cell>
          <table:table-cell table:style-name="ce15"/>
          <table:table-cell table:style-name="ce3"/>
          <table:table-cell table:style-name="ce3" office:value-type="string">
            <text:p>N-35-35-28.72 E-139-34-49.65</text:p>
          </table:table-cell>
          <table:table-cell table:style-name="ce27" table:formula="of:=IF([.E13]=&quot;&quot;;[.C13];CONCATENATE([.C13];&quot; / &quot;;[.E13]))" office:value-type="string" office:string-value=":m 災害備蓄 / 梱包完了＋リスト / 2019-12-09-①">
            <text:p>:m 災害備蓄 / 梱包完了＋リスト / 2019-12-09-①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2019-12-09_18-35-10_000.jpg</text:p>
          </table:table-cell>
          <table:table-cell table:style-name="ce14" office:value-type="string">
            <text:p>:m music / log / gt / || s.1:fs-1,sn=1209-1,R=1 || s.2:et-6,r,for=flamenco,patt-18(4) || s.3:et-6,r,patt-18(4)-2.n,for=flamenco+stomp,R=2,score+</text:p>
          </table:table-cell>
          <table:table-cell table:style-name="ce19"/>
          <table:table-cell table:style-name="ce3"/>
          <table:table-cell table:style-name="ce3" office:value-type="string">
            <text:p>N-35-35-29.25 E-139-34-49.54</text:p>
          </table:table-cell>
          <table:table-cell table:style-name="ce27" table:formula="of:=IF([.E14]=&quot;&quot;;[.C14];CONCATENATE([.C14];&quot; / &quot;;[.E14]))" office:value-type="string" office:string-value=":m music / log / gt / || s.1:fs-1,sn=1209-1,R=1 || s.2:et-6,r,for=flamenco,patt-18(4) || s.3:et-6,r,patt-18(4)-2.n,for=flamenco+stomp,R=2,score+">
            <text:p>:m music / log / gt / || s.1:fs-1,sn=1209-1,R=1 || s.2:et-6,r,for=flamenco,patt-18(4) || s.3:et-6,r,patt-18(4)-2.n,for=flamenco+stomp,R=2,score+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09_20-33-07_000.jpg</text:p>
          </table:table-cell>
          <table:table-cell table:style-name="ce15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7.79 E-139-34-49.27</text:p>
          </table:table-cell>
          <table:table-cell table:style-name="ce27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10_00-46-42_000.jpg</text:p>
          </table:table-cell>
          <table:table-cell table:style-name="ce14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37 E-139-34-49.82</text:p>
          </table:table-cell>
          <table:table-cell table:style-name="ce27" table:formula="of:=IF([.E16]=&quot;&quot;;[.C16];CONCATENATE([.C16];&quot; / &quot;;[.E16]))" office:value-type="string" office:string-value=":m :PHOTO 寝た時刻 / 2019">
            <text:p>:m :PHOTO 寝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10_06-11-55_000.jpg</text:p>
          </table:table-cell>
          <table:table-cell table:style-name="ce15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27 E-139-34-48.89</text:p>
          </table:table-cell>
          <table:table-cell table:style-name="ce27" table:formula="of:=IF([.E17]=&quot;&quot;;[.C17];CONCATENATE([.C17];&quot; / &quot;;[.E17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10_08-10-46_000.jpg</text:p>
          </table:table-cell>
          <table:table-cell table:style-name="ce14" office:value-type="string">
            <text:p>:m 食べた物　間食 / 味噌スープ</text:p>
          </table:table-cell>
          <table:table-cell table:style-name="ce12"/>
          <table:table-cell table:style-name="ce3"/>
          <table:table-cell table:style-name="ce3" office:value-type="string">
            <text:p>N-35-35-28.34 E-139-34-49.6</text:p>
          </table:table-cell>
          <table:table-cell table:style-name="ce27" table:formula="of:=IF([.E18]=&quot;&quot;;[.C18];CONCATENATE([.C18];&quot; / &quot;;[.E18]))" office:value-type="string" office:string-value=":m 食べた物　間食 / 味噌スープ">
            <text:p>:m 食べた物　間食 / 味噌スープ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9-04_09-12-43_000.m4a</text:p>
          </table:table-cell>
          <table:table-cell table:style-name="ce14" office:value-type="string">
            <text:p>:VOICE-MEMO / @自室 / lets / 洗面の手順、日記に書いてみよう</text:p>
          </table:table-cell>
          <table:table-cell table:style-name="ce3"/>
          <table:table-cell table:style-name="ce3"/>
          <table:table-cell table:style-name="ce3"/>
          <table:table-cell table:style-name="ce27" table:formula="of:=IF([.E19]=&quot;&quot;;[.C19];CONCATENATE([.C19];&quot; / &quot;;[.E19]))" office:value-type="string" office:string-value=":VOICE-MEMO / @自室 / lets / 洗面の手順、日記に書いてみよう">
            <text:p>:VOICE-MEMO / @自室 / lets / 洗面の手順、日記に書いてみよう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9-04_09-15-27_000.m4a</text:p>
          </table:table-cell>
          <table:table-cell table:style-name="ce15" office:value-type="string">
            <text:p>:VOICE-MEMO / @自宅 / diary / 初めて / 価値の作り方に関する考え方、発想、時間について、その場で価値を作るのではなく、予め作っておいて、しかるべき場所へ持っていく</text:p>
          </table:table-cell>
          <table:table-cell table:style-name="ce3"/>
          <table:table-cell table:style-name="ce3"/>
          <table:table-cell table:style-name="ce3"/>
          <table:table-cell table:style-name="ce27" table:formula="of:=IF([.E20]=&quot;&quot;;[.C20];CONCATENATE([.C20];&quot; / &quot;;[.E20]))" office:value-type="string" office:string-value=":VOICE-MEMO / @自宅 / diary / 初めて / 価値の作り方に関する考え方、発想、時間について、その場で価値を作るのではなく、予め作っておいて、しかるべき場所へ持っていく">
            <text:p>:VOICE-MEMO / @自宅 / diary / 初めて / 価値の作り方に関する考え方、発想、時間について、その場で価値を作るのではなく、予め作っておいて、しかるべき場所へ持っていく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9-04_09-18-42_000.m4a</text:p>
          </table:table-cell>
          <table:table-cell table:style-name="ce15" office:value-type="string">
            <text:p>:VOICE-MEMO / @自宅 / 思ったこと / diary / 電子レンジの扉を開け放しておく、なぜ嫌なのか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OICE-MEMO / @自宅 / 思ったこと / diary / 電子レンジの扉を開け放しておく、なぜ嫌なのか">
            <text:p>:VOICE-MEMO / @自宅 / 思ったこと / diary / 電子レンジの扉を開け放しておく、なぜ嫌なの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9-04_09-30-40_000.m4a</text:p>
          </table:table-cell>
          <table:table-cell table:style-name="ce15" office:value-type="string">
            <text:p>:VOICE-MEMO / @自宅 / 思ったこと / diary / 電子レンジの扉を開け放しておく、なぜ嫌なのか、無視されていた痛み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OICE-MEMO / @自宅 / 思ったこと / diary / 電子レンジの扉を開け放しておく、なぜ嫌なのか、無視されていた痛み">
            <text:p>:VOICE-MEMO / @自宅 / 思ったこと / diary / 電子レンジの扉を開け放しておく、なぜ嫌なのか、無視されていた痛み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9-04_10-00-56_000.m4a</text:p>
          </table:table-cell>
          <table:table-cell table:style-name="ce15" office:value-type="string">
            <text:p>:VOICE-MEMO / @自室 / record / 生活音 / ボトルから飲み物を飲んでいる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OICE-MEMO / @自室 / record / 生活音 / ボトルから飲み物を飲んでいる">
            <text:p>:VOICE-MEMO / @自室 / record / 生活音 / ボトルから飲み物を飲んでいる</text:p>
          </table:table-cell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9-09-04_10-06-54_000.m4a</text:p>
          </table:table-cell>
          <table:table-cell table:style-name="ce15" office:value-type="string">
            <text:p>:VOICE-MEMO / @自室 / record / bird / 鳥の声</text:p>
          </table:table-cell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string" office:string-value=":VOICE-MEMO / @自室 / record / bird / 鳥の声">
            <text:p>:VOICE-MEMO / @自室 / record / bird / 鳥の声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9-04_12-13-20_000.m4a</text:p>
          </table:table-cell>
          <table:table-cell table:style-name="ce15" office:value-type="string">
            <text:p>:VOICE-MEMO / @自室 / record / bird / 鳥の声</text:p>
          </table:table-cell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string" office:string-value=":VOICE-MEMO / @自室 / record / bird / 鳥の声">
            <text:p>:VOICE-MEMO / @自室 / record / bird / 鳥の声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9-04_17-45-43_000.m4a</text:p>
          </table:table-cell>
          <table:table-cell table:style-name="ce6" office:value-type="string">
            <text:p>:VOICE-MEMO / @自室 / 記録 / guitar,gt / g-0904-1 / f-28 var-1,rev,R=1</text:p>
          </table:table-cell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string" office:string-value=":VOICE-MEMO / @自室 / 記録 / guitar,gt / g-0904-1 / f-28 var-1,rev,R=1">
            <text:p>:VOICE-MEMO / @自室 / 記録 / guitar,gt / g-0904-1 / f-28 var-1,rev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9-04_17-55-01_000.m4a</text:p>
          </table:table-cell>
          <table:table-cell table:style-name="ce6" office:value-type="string">
            <text:p>:VOICE-MEMO / @自室 / 記録 / guitar,gt / g-0904-2 / te-10.N muting,mute-by=LF;f.3,R=2</text:p>
          </table:table-cell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string" office:string-value=":VOICE-MEMO / @自室 / 記録 / guitar,gt / g-0904-2 / te-10.N muting,mute-by=LF;f.3,R=2">
            <text:p>:VOICE-MEMO / @自室 / 記録 / guitar,gt / g-0904-2 / te-10.N muting,mute-by=LF;f.3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9-04_17-57-46_000.m4a</text:p>
          </table:table-cell>
          <table:table-cell table:style-name="ce6" office:value-type="string">
            <text:p>:VOICE-MEMO / @自室 / 記録 / guitar,gt / g-0904-3 / f-28 v-2.N,R=3,k.Am7</text:p>
          </table:table-cell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string" office:string-value=":VOICE-MEMO / @自室 / 記録 / guitar,gt / g-0904-3 / f-28 v-2.N,R=3,k.Am7">
            <text:p>:VOICE-MEMO / @自室 / 記録 / guitar,gt / g-0904-3 / f-28 v-2.N,R=3,k.Am7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9-04_18-02-42_000.m4a</text:p>
          </table:table-cell>
          <table:table-cell table:style-name="ce14" office:value-type="string">
            <text:p>:VOICE-MEMO / @自室 / 記録 / guitar,gt / g-0904-4 / f-28 v-3.N,R=4</text:p>
          </table:table-cell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string" office:string-value=":VOICE-MEMO / @自室 / 記録 / guitar,gt / g-0904-4 / f-28 v-3.N,R=4">
            <text:p>:VOICE-MEMO / @自室 / 記録 / guitar,gt / g-0904-4 / f-28 v-3.N,R=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09-04_18-07-40_000.m4a</text:p>
          </table:table-cell>
          <table:table-cell table:style-name="ce14" office:value-type="string">
            <text:p>:VOICE-MEMO / @自室 / 記録 / guitar,gt / g-0904-5 / c.p.-10.N k.B,cp=II♭-III♭-I,k.B,e.g.=C-D-B,R=5</text:p>
          </table:table-cell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string" office:string-value=":VOICE-MEMO / @自室 / 記録 / guitar,gt / g-0904-5 / c.p.-10.N k.B,cp=II♭-III♭-I,k.B,e.g.=C-D-B,R=5">
            <text:p>:VOICE-MEMO / @自室 / 記録 / guitar,gt / g-0904-5 / c.p.-10.N k.B,cp=II♭-III♭-I,k.B,e.g.=C-D-B,R=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09-04_22-13-37_000.m4a</text:p>
          </table:table-cell>
          <table:table-cell table:style-name="ce14" office:value-type="string">
            <text:p>:VOICE-MEMO / @自宅 / diary / やったこと / ペガスス botany、同定した、ユウゲショウ</text:p>
          </table:table-cell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string" office:string-value=":VOICE-MEMO / @自宅 / diary / やったこと / ペガスス botany、同定した、ユウゲショウ">
            <text:p>:VOICE-MEMO / @自宅 / diary / やったこと / ペガスス botany、同定した、ユウゲショウ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09-04_22-19-31_000.m4a</text:p>
          </table:table-cell>
          <table:table-cell table:style-name="ce14" office:value-type="string">
            <text:p>:VOICE-MEMO / @自宅 / diary / やったこと / お尻の毛 / 剃った || 散髪した、昨日</text:p>
          </table:table-cell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string" office:string-value=":VOICE-MEMO / @自宅 / diary / やったこと / お尻の毛 / 剃った || 散髪した、昨日">
            <text:p>:VOICE-MEMO / @自宅 / diary / やったこと / お尻の毛 / 剃った || 散髪した、昨日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09-05_18-42-01_000.m4a</text:p>
          </table:table-cell>
          <table:table-cell table:style-name="ce14" office:value-type="string">
            <text:p>:VOICE-MEMO / @自室 / 記録 / guitar,gt / g-0905-1 / te-11.N tech=LH;move;position,fret=3-5,str=6-5-4,R=1</text:p>
          </table:table-cell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string" office:string-value=":VOICE-MEMO / @自室 / 記録 / guitar,gt / g-0905-1 / te-11.N tech=LH;move;position,fret=3-5,str=6-5-4,R=1">
            <text:p>:VOICE-MEMO / @自室 / 記録 / guitar,gt / g-0905-1 / te-11.N tech=LH;move;position,fret=3-5,str=6-5-4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09-05_18-50-10_000.m4a</text:p>
          </table:table-cell>
          <table:table-cell table:style-name="ce14" office:value-type="string">
            <text:p>:VOICE-MEMO / @自室 / 記録 / guitar,gt / g-0905-2 / f-41.N I.f.=te-5,R=2</text:p>
          </table:table-cell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string" office:string-value=":VOICE-MEMO / @自室 / 記録 / guitar,gt / g-0905-2 / f-41.N I.f.=te-5,R=2">
            <text:p>:VOICE-MEMO / @自室 / 記録 / guitar,gt / g-0905-2 / f-41.N I.f.=te-5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07_05-44-03_000.m4a</text:p>
          </table:table-cell>
          <table:table-cell table:style-name="ce14" office:value-type="string">
            <text:p>:VOICE-MEMO / @自宅 / thoughts,考え / 新しい宗教、信仰 / 信者は３人でいい、１０億人いるから信じるは、やめよう</text:p>
          </table:table-cell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string" office:string-value=":VOICE-MEMO / @自宅 / thoughts,考え / 新しい宗教、信仰 / 信者は３人でいい、１０億人いるから信じるは、やめよう">
            <text:p>:VOICE-MEMO / @自宅 / thoughts,考え / 新しい宗教、信仰 / 信者は３人でいい、１０億人いるから信じるは、やめよう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12-07_08-36-16_000.m4a</text:p>
          </table:table-cell>
          <table:table-cell table:style-name="ce14" office:value-type="string">
            <text:p>:VOICE-MEMO / @自宅 / diary / 初めて / 植物の同定、同定できなかった、自分に語りかけたこと、無駄だったのか、「これではない」ということが分かった / RE+</text:p>
          </table:table-cell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string" office:string-value=":VOICE-MEMO / @自宅 / diary / 初めて / 植物の同定、同定できなかった、自分に語りかけたこと、無駄だったのか、「これではない」ということが分かった / RE+">
            <text:p>:VOICE-MEMO / @自宅 / diary / 初めて / 植物の同定、同定できなかった、自分に語りかけたこと、無駄だったのか、「これではない」ということが分かった / RE+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2-08_19-18-24_000.m4a</text:p>
          </table:table-cell>
          <table:table-cell table:style-name="ce14" office:value-type="string">
            <text:p>:VOICE-MEMO / @自宅 / idea / guitar,gt / 番号振り / その日の「free」項目として番号を振る、のもよい</text:p>
          </table:table-cell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string" office:string-value=":VOICE-MEMO / @自宅 / idea / guitar,gt / 番号振り / その日の「free」項目として番号を振る、のもよい">
            <text:p>:VOICE-MEMO / @自宅 / idea / guitar,gt / 番号振り / その日の「free」項目として番号を振る、のもよい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2-08_22-25-26_000.m4a</text:p>
          </table:table-cell>
          <table:table-cell table:style-name="ce14" office:value-type="string">
            <text:p>:VOICE-MEMO / @自宅 / diary / 初めて / 熱湯をかける / 左の瞼、今シーズン</text:p>
          </table:table-cell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string" office:string-value=":VOICE-MEMO / @自宅 / diary / 初めて / 熱湯をかける / 左の瞼、今シーズン">
            <text:p>:VOICE-MEMO / @自宅 / diary / 初めて / 熱湯をかける / 左の瞼、今シーズン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2-09_18-00-59_000.mov</text:p>
          </table:table-cell>
          <table:table-cell table:style-name="ce6" office:value-type="string">
            <text:p>:VIDEO / @自宅 / メモ / guitar,gt / 演奏、play / g-1209-1 / fs-1 sn=1209-1,R=1</text:p>
          </table:table-cell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string" office:string-value=":VIDEO / @自宅 / メモ / guitar,gt / 演奏、play / g-1209-1 / fs-1 sn=1209-1,R=1">
            <text:p>:VIDEO / @自宅 / メモ / guitar,gt / 演奏、play / g-1209-1 / fs-1 sn=1209-1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19-12-09_18-28-04_000.mov</text:p>
          </table:table-cell>
          <table:table-cell table:style-name="ce6" office:value-type="string">
            <text:p>:VIDEO / @自宅 / メモ / guitar,gt / 演奏、play / g-1209-2 / et-6 r,patt-18(4)-2.n,for=flamenco+stomp,score+,R=2</text:p>
          </table:table-cell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string" office:string-value=":VIDEO / @自宅 / メモ / guitar,gt / 演奏、play / g-1209-2 / et-6 r,patt-18(4)-2.n,for=flamenco+stomp,score+,R=2">
            <text:p>:VIDEO / @自宅 / メモ / guitar,gt / 演奏、play / g-1209-2 / et-6 r,patt-18(4)-2.n,for=flamenco+stomp,score+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19-12-10_06-56-26_000.m4a</text:p>
          </table:table-cell>
          <table:table-cell table:style-name="ce14" office:value-type="string">
            <text:p>:VOICE-MEMO / @自宅 / idea / 祈り / 祈りの文句として１個１個の単語を口に出す</text:p>
          </table:table-cell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string" office:string-value=":VOICE-MEMO / @自宅 / idea / 祈り / 祈りの文句として１個１個の単語を口に出す">
            <text:p>:VOICE-MEMO / @自宅 / idea / 祈り / 祈りの文句として１個１個の単語を口に出す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4">
            <text:p>3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41">
            <text:p>4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41">
            <text:p>41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4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4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41])" office:value-type="float" office:value="40">
            <text:p>4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4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4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4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41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41];[.B41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41];[.B41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38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44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2019/12/10</text:date>, <text:time>09:51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10T09:51:55.16</dc:date>
    <dc:creator>iwabuchi ken</dc:creator>
    <meta:editing-duration>P14DT8H1M27S</meta:editing-duration>
    <meta:editing-cycles>5811</meta:editing-cycles>
    <meta:document-statistic meta:table-count="1" meta:cell-count="800" meta:object-count="0"/>
  </office:meta>
</office:document-meta>
</file>